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602cm" fo:margin-left="0cm" table:align="left"/>
    </style:style>
    <style:style style:name="Table1.A" style:family="table-column">
      <style:table-column-properties style:column-width="4.567cm"/>
    </style:style>
    <style:style style:name="Table1.B" style:family="table-column">
      <style:table-column-properties style:column-width="3.288cm"/>
    </style:style>
    <style:style style:name="Table1.C" style:family="table-column">
      <style:table-column-properties style:column-width="3.175cm"/>
    </style:style>
    <style:style style:name="Table1.D" style:family="table-column">
      <style:table-column-properties style:column-width="3.041cm"/>
    </style:style>
    <style:style style:name="Table1.E" style:family="table-column">
      <style:table-column-properties style:column-width="3.531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1cm" fo:margin-left="0cm" fo:margin-right="-0.002cm" table:align="margins"/>
    </style:style>
    <style:style style:name="Table2.A" style:family="table-column">
      <style:table-column-properties style:column-width="1.727cm" style:rel-column-width="6433*"/>
    </style:style>
    <style:style style:name="Table2.B" style:family="table-column">
      <style:table-column-properties style:column-width="1.42cm" style:rel-column-width="5289*"/>
    </style:style>
    <style:style style:name="Table2.C" style:family="table-column">
      <style:table-column-properties style:column-width="1.533cm" style:rel-column-width="5710*"/>
    </style:style>
    <style:style style:name="Table2.D" style:family="table-column">
      <style:table-column-properties style:column-width="1.436cm" style:rel-column-width="5348*"/>
    </style:style>
    <style:style style:name="Table2.E" style:family="table-column">
      <style:table-column-properties style:column-width="1.256cm" style:rel-column-width="4678*"/>
    </style:style>
    <style:style style:name="Table2.H" style:family="table-column">
      <style:table-column-properties style:column-width="1.542cm" style:rel-column-width="5743*"/>
    </style:style>
    <style:style style:name="Table2.L" style:family="table-column">
      <style:table-column-properties style:column-width="1.543cm" style:rel-column-width="5749*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style:vertical-align="middle" fo:padding="0.097cm" fo:border="0.002cm solid #000000"/>
    </style:style>
    <style:style style:name="Table2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2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2.E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2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2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1cm" fo:margin-left="0cm" fo:margin-right="-0.002cm" table:align="margins"/>
    </style:style>
    <style:style style:name="Table8.A" style:family="table-column">
      <style:table-column-properties style:column-width="1.727cm" style:rel-column-width="6433*"/>
    </style:style>
    <style:style style:name="Table8.B" style:family="table-column">
      <style:table-column-properties style:column-width="1.42cm" style:rel-column-width="5289*"/>
    </style:style>
    <style:style style:name="Table8.C" style:family="table-column">
      <style:table-column-properties style:column-width="1.533cm" style:rel-column-width="5710*"/>
    </style:style>
    <style:style style:name="Table8.D" style:family="table-column">
      <style:table-column-properties style:column-width="1.436cm" style:rel-column-width="5348*"/>
    </style:style>
    <style:style style:name="Table8.E" style:family="table-column">
      <style:table-column-properties style:column-width="1.256cm" style:rel-column-width="4678*"/>
    </style:style>
    <style:style style:name="Table8.H" style:family="table-column">
      <style:table-column-properties style:column-width="1.542cm" style:rel-column-width="5743*"/>
    </style:style>
    <style:style style:name="Table8.L" style:family="table-column">
      <style:table-column-properties style:column-width="1.543cm" style:rel-column-width="5749*"/>
    </style:style>
    <style:style style:name="Table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8.L1" style:family="table-cell">
      <style:table-cell-properties style:vertical-align="middle" fo:padding="0.097cm" fo:border="0.002cm solid #000000"/>
    </style:style>
    <style:style style:name="Table8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8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8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8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1cm" fo:margin-left="0cm" fo:margin-right="-0.002cm" table:align="margins"/>
    </style:style>
    <style:style style:name="Table6.A" style:family="table-column">
      <style:table-column-properties style:column-width="1.727cm" style:rel-column-width="6433*"/>
    </style:style>
    <style:style style:name="Table6.B" style:family="table-column">
      <style:table-column-properties style:column-width="1.42cm" style:rel-column-width="5289*"/>
    </style:style>
    <style:style style:name="Table6.C" style:family="table-column">
      <style:table-column-properties style:column-width="1.533cm" style:rel-column-width="5710*"/>
    </style:style>
    <style:style style:name="Table6.D" style:family="table-column">
      <style:table-column-properties style:column-width="1.436cm" style:rel-column-width="5348*"/>
    </style:style>
    <style:style style:name="Table6.E" style:family="table-column">
      <style:table-column-properties style:column-width="1.256cm" style:rel-column-width="4678*"/>
    </style:style>
    <style:style style:name="Table6.H" style:family="table-column">
      <style:table-column-properties style:column-width="1.542cm" style:rel-column-width="5743*"/>
    </style:style>
    <style:style style:name="Table6.L" style:family="table-column">
      <style:table-column-properties style:column-width="1.543cm" style:rel-column-width="5749*"/>
    </style:style>
    <style:style style:name="Table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6.L1" style:family="table-cell">
      <style:table-cell-properties style:vertical-align="middle" fo:padding="0.097cm" fo:border="0.002cm solid #000000"/>
    </style:style>
    <style:style style:name="Table6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6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6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6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1cm" fo:margin-left="0cm" fo:margin-right="-0.002cm" table:align="margins"/>
    </style:style>
    <style:style style:name="Table5.A" style:family="table-column">
      <style:table-column-properties style:column-width="1.727cm" style:rel-column-width="6433*"/>
    </style:style>
    <style:style style:name="Table5.B" style:family="table-column">
      <style:table-column-properties style:column-width="1.42cm" style:rel-column-width="5289*"/>
    </style:style>
    <style:style style:name="Table5.C" style:family="table-column">
      <style:table-column-properties style:column-width="1.533cm" style:rel-column-width="5710*"/>
    </style:style>
    <style:style style:name="Table5.D" style:family="table-column">
      <style:table-column-properties style:column-width="1.436cm" style:rel-column-width="5348*"/>
    </style:style>
    <style:style style:name="Table5.E" style:family="table-column">
      <style:table-column-properties style:column-width="1.256cm" style:rel-column-width="4678*"/>
    </style:style>
    <style:style style:name="Table5.H" style:family="table-column">
      <style:table-column-properties style:column-width="1.542cm" style:rel-column-width="5743*"/>
    </style:style>
    <style:style style:name="Table5.L" style:family="table-column">
      <style:table-column-properties style:column-width="1.543cm" style:rel-column-width="5749*"/>
    </style:style>
    <style:style style:name="Table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5.L1" style:family="table-cell">
      <style:table-cell-properties style:vertical-align="middle" fo:padding="0.097cm" fo:border="0.002cm solid #000000"/>
    </style:style>
    <style:style style:name="Table5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5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5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5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1cm" fo:margin-left="0cm" fo:margin-right="-0.002cm" table:align="margins"/>
    </style:style>
    <style:style style:name="Table3.A" style:family="table-column">
      <style:table-column-properties style:column-width="1.727cm" style:rel-column-width="6433*"/>
    </style:style>
    <style:style style:name="Table3.B" style:family="table-column">
      <style:table-column-properties style:column-width="1.42cm" style:rel-column-width="5289*"/>
    </style:style>
    <style:style style:name="Table3.C" style:family="table-column">
      <style:table-column-properties style:column-width="1.533cm" style:rel-column-width="5710*"/>
    </style:style>
    <style:style style:name="Table3.D" style:family="table-column">
      <style:table-column-properties style:column-width="1.436cm" style:rel-column-width="5348*"/>
    </style:style>
    <style:style style:name="Table3.E" style:family="table-column">
      <style:table-column-properties style:column-width="1.256cm" style:rel-column-width="4678*"/>
    </style:style>
    <style:style style:name="Table3.H" style:family="table-column">
      <style:table-column-properties style:column-width="1.542cm" style:rel-column-width="5743*"/>
    </style:style>
    <style:style style:name="Table3.L" style:family="table-column">
      <style:table-column-properties style:column-width="1.543cm" style:rel-column-width="574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L1" style:family="table-cell">
      <style:table-cell-properties style:vertical-align="middle" fo:padding="0.097cm" fo:border="0.002cm solid #000000"/>
    </style:style>
    <style:style style:name="Table3.C2" style:family="table-cell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D2" style:family="table-cell" style:data-style-name="N0">
      <style:table-cell-properties style:vertical-align="middle"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L2" style:family="table-cell" style:data-style-name="N0">
      <style:table-cell-properties style:vertical-align="middle" fo:background-color="#ffffcc" fo:padding="0.097cm" fo:border="0.002cm solid #000000">
        <style:background-image/>
      </style:table-cell-properties>
    </style:style>
    <style:style style:name="Table3.C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D3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3.L3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3.L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999999"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22222" style:font-name="arial" fo:font-size="9.75pt" fo:letter-spacing="normal" fo:font-style="normal" fo:font-weight="normal" style:font-size-asian="10.5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 fo:break-before="page"/>
      <style:text-properties fo:font-size="12pt" fo:font-weight="bold" style:font-size-asian="10.5pt" style:font-weight-asian="bold" style:font-size-complex="12pt" style:font-weight-complex="bold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size-asian="12pt"/>
    </style:style>
    <style:style style:name="T3" style:family="text">
      <style:text-properties fo:color="#999999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AI-MAS Winter Olympics: Crafting Quest 3</text:p>
      <text:p text:style-name="P1">Team vlad.fatu Report </text:p>
      <text:p text:style-name="P1"/>
      <text:p text:style-name="P1"/>
      <text:list xml:id="list886498661" text:style-name="L1">
        <text:list-item>
          <text:p text:style-name="P14">Interpreting Results</text:p>
        </text:list-item>
      </text:list>
      <text:p text:style-name="P2"/>
      <text:p text:style-name="P5">Section 1 presents a general overview of the results and your team's position on the board. The score in Table 1 is computed by the following rules: </text:p>
      <text:list xml:id="list1900423099" text:style-name="L2">
        <text:list-item>
          <text:p text:style-name="P15">Each win is worth 2 points. A game is won by the team obtaining the highest score. </text:p>
        </text:list-item>
        <text:list-item>
          <text:p text:style-name="P15">Each draw is worth 1 point. A game is considered a draw if both teams obtain the same score. </text:p>
        </text:list-item>
        <text:list-item>
          <text:p text:style-name="P15">Each lost game is worth 0 points, the loosing team being the one obtaining the lowest score.</text:p>
        </text:list-item>
      </text:list>
      <text:p text:style-name="P5"/>
      <text:p text:style-name="P5">The testing round featured one-on-one matches, all played on the same map (<text:span text:style-name="T1">map_cq3_v1.cqm</text:span>), the one that is currently included in the Crafting Quest 3 SDK. Additional maps will be created for the next testing round and qualifications.</text:p>
      <text:p text:style-name="P5">Section 2 shows you the general placement of your team (number many wins, draws and losses).</text:p>
      <text:p text:style-name="P5">Section 3 gives you the detailed results of each match outcome.</text:p>
      <text:p text:style-name="P2"><text:tab/></text:p>
      <text:list xml:id="list1456222130" text:continue-list="list886498661" text:style-name="L1">
        <text:list-item>
          <text:p text:style-name="P14">Testing Round #1 Overview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2">Team Name</text:p>
          </table:table-cell>
          <table:table-cell table:style-name="Table1.A1" office:value-type="string">
            <text:p text:style-name="P12">W</text:p>
          </table:table-cell>
          <table:table-cell table:style-name="Table1.A1" office:value-type="string">
            <text:p text:style-name="P12">D</text:p>
          </table:table-cell>
          <table:table-cell table:style-name="Table1.A1" office:value-type="string">
            <text:p text:style-name="P12">L</text:p>
          </table:table-cell>
          <table:table-cell table:style-name="Table1.E1" office:value-type="string">
            <text:p text:style-name="P12">Score</text:p>
          </table:table-cell>
        </table:table-row>
        <table:table-row>
          <table:table-cell table:style-name="Table1.A2" office:value-type="string">
            <text:p text:style-name="P9">T1</text:p>
          </table:table-cell>
          <table:table-cell table:style-name="Table1.A2" office:value-type="string">
            <text:p text:style-name="P9">1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E2" office:value-type="string">
            <text:p text:style-name="P12">20</text:p>
          </table:table-cell>
        </table:table-row>
        <table:table-row>
          <table:table-cell table:style-name="Table1.A2" office:value-type="string">
            <text:p text:style-name="P9">T2</text:p>
          </table:table-cell>
          <table:table-cell table:style-name="Table1.A2" office:value-type="string">
            <text:p text:style-name="P9">2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10</text:p>
          </table:table-cell>
        </table:table-row>
        <table:table-row>
          <table:table-cell table:style-name="Table1.A2" office:value-type="string">
            <text:p text:style-name="P9">T3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9">T4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9">vlad.fatu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8</text:p>
          </table:table-cell>
          <table:table-cell table:style-name="Table1.A2" office:value-type="string">
            <text:p text:style-name="P9">2</text:p>
          </table:table-cell>
          <table:table-cell table:style-name="Table1.E2" office:value-type="string">
            <text:p text:style-name="P12">8</text:p>
          </table:table-cell>
        </table:table-row>
        <table:table-row>
          <table:table-cell table:style-name="Table1.A2" office:value-type="string">
            <text:p text:style-name="P9">T6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6</text:p>
          </table:table-cell>
          <table:table-cell table:style-name="Table1.A2" office:value-type="string">
            <text:p text:style-name="P9">4</text:p>
          </table:table-cell>
          <table:table-cell table:style-name="Table1.E2" office:value-type="string">
            <text:p text:style-name="P12">6</text:p>
          </table:table-cell>
        </table:table-row>
      </table:table>
      <text:p text:style-name="P3"/>
      <text:p text:style-name="P3">Table 1.</text:p>
      <text:p text:style-name="P2"/>
      <text:list xml:id="list978622167" text:continue-numbering="true" text:style-name="L1">
        <text:list-item>
          <text:p text:style-name="P14">Individual Match Results</text:p>
        </text:list-item>
      </text:list>
      <text:p text:style-name="P2"/>
      <text:p text:style-name="P6"><text:tab/></text:p>
      <text:section text:style-name="Sect1" text:name="Section1">
        <text:p text:style-name="P6">Definitions:</text:p>
        <text:p text:style-name="P6"><text:tab/>K<text:tab/><text:tab/>= Kills</text:p>
        <text:p text:style-name="P6"><text:tab/>RK<text:tab/><text:tab/>= Retaliation Kills</text:p>
        <text:p text:style-name="P6"><text:tab/>DU<text:tab/><text:tab/>= Dead units</text:p>
        <text:p text:style-name="P6"><text:tab/>Ptower <text:tab/>= Placed Towers</text:p>
        <text:p text:style-name="P6"><text:tab/>Strap <text:tab/><text:tab/>= Successful Traps</text:p>
        <text:p text:style-name="P6"><text:tab/>Ptrap <text:tab/><text:tab/>= Placed Traps</text:p>
        <text:p text:style-name="P6"><text:tab/>KS <text:tab/><text:tab/>= Killing Spree</text:p>
        <text:p text:style-name="P6"><text:tab/>FB <text:tab/><text:tab/>= First Blood</text:p>
        <text:p text:style-name="P6">Starting Positions:</text:p>
        <text:p text:style-name="P6"><text:tab/>ULC <text:tab/>= Upper Left Corner</text:p>
        <text:p text:style-name="P6"><text:tab/>LRC <text:tab/>= Lower Right Corner</text:p>
        <text:p text:style-name="P6"><text:tab/></text:p>
        <text:p text:style-name="P6">Results:</text:p>
        <text:p text:style-name="P6"><text:tab/>L<text:tab/>= Lose</text:p>
        <text:p text:style-name="P6"><text:tab/>D<text:tab/>= Draw</text:p>
        <text:p text:style-name="P6"><text:tab/>W<text:tab/>= Win</text:p>
        <text:p text:style-name="P5"/>
      </text:section>
      <text:p text:style-name="P5"><text:tab/></text:p>
      <text:p text:style-name="P5"/>
      <text:p text:style-name="P4"><text:soft-page-break/><text:span text:style-name="T3">Team</text:span> vlad.fatu<text:span text:style-name="T3"> vs Team </text:span><text:span text:style-name="T2">T1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3"/>
        <table:table-column table:style-name="Table2.H" table:number-columns-repeated="4"/>
        <table:table-column table:style-name="Table2.L"/>
        <table:table-row>
          <table:table-cell table:style-name="Table2.A1" office:value-type="string">
            <text:p text:style-name="P10">Starting Position</text:p>
          </table:table-cell>
          <table:table-cell table:style-name="Table2.A1" office:value-type="string">
            <text:p text:style-name="P11">Result</text:p>
          </table:table-cell>
          <table:table-cell table:style-name="Table2.A1" office:value-type="string">
            <text:p text:style-name="P10">Player</text:p>
          </table:table-cell>
          <table:table-cell table:style-name="Table2.A1" office:value-type="string">
            <text:p text:style-name="P11">Score</text:p>
          </table:table-cell>
          <table:table-cell table:style-name="Table2.A1" office:value-type="string">
            <text:p text:style-name="P10">K</text:p>
          </table:table-cell>
          <table:table-cell table:style-name="Table2.A1" office:value-type="string">
            <text:p text:style-name="P10">RK</text:p>
          </table:table-cell>
          <table:table-cell table:style-name="Table2.A1" office:value-type="string">
            <text:p text:style-name="P10">DU</text:p>
          </table:table-cell>
          <table:table-cell table:style-name="Table2.A1" office:value-type="string">
            <text:p text:style-name="P10">PTower</text:p>
          </table:table-cell>
          <table:table-cell table:style-name="Table2.A1" office:value-type="string">
            <text:p text:style-name="P10">STrap</text:p>
          </table:table-cell>
          <table:table-cell table:style-name="Table2.A1" office:value-type="string">
            <text:p text:style-name="P10">PTrap</text:p>
          </table:table-cell>
          <table:table-cell table:style-name="Table2.A1" office:value-type="string">
            <text:p text:style-name="P10">KS</text:p>
          </table:table-cell>
          <table:table-cell table:style-name="Table2.L1" office:value-type="string">
            <text:p text:style-name="P10">FB</text:p>
          </table:table-cell>
        </table:table-row>
        <table:table-row>
          <table:table-cell table:style-name="Table2.A1" table:number-rows-spanned="2" office:value-type="string">
            <text:p text:style-name="P10">ULC</text:p>
          </table:table-cell>
          <table:table-cell table:style-name="Table2.A1" table:number-rows-spanned="2" office:value-type="string">
            <text:p text:style-name="P11">L</text:p>
          </table:table-cell>
          <table:table-cell table:style-name="Table2.C2" office:value-type="string">
            <text:p text:style-name="P10">You</text:p>
          </table:table-cell>
          <table:table-cell table:style-name="Table2.D2" office:value-type="float" office:value="0">
            <text:p text:style-name="P11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5">
            <text:p text:style-name="P10">5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10">Foe</text:p>
          </table:table-cell>
          <table:table-cell table:style-name="Table2.C3" office:value-type="string">
            <text:p text:style-name="P11"><text:span text:style-name="T5">5</text:span><text:span text:style-name="T4">*</text:span></text:p>
          </table:table-cell>
          <table:table-cell table:style-name="Table2.E3" office:value-type="float" office:value="5">
            <text:p text:style-name="P10">5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L3" office:value-type="float" office:value="0">
            <text:p text:style-name="P10">0</text:p>
          </table:table-cell>
        </table:table-row>
        <table:table-row>
          <table:table-cell table:style-name="Table2.A1" table:number-rows-spanned="2" office:value-type="string">
            <text:p text:style-name="P10">LRC</text:p>
          </table:table-cell>
          <table:table-cell table:style-name="Table2.A1" table:number-rows-spanned="2" office:value-type="string">
            <text:p text:style-name="P11">L</text:p>
          </table:table-cell>
          <table:table-cell table:style-name="Table2.C2" office:value-type="string">
            <text:p text:style-name="P10">You</text:p>
          </table:table-cell>
          <table:table-cell table:style-name="Table2.D2" office:value-type="float" office:value="0">
            <text:p text:style-name="P11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C2" office:value-type="string">
            <text:p text:style-name="P10">15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D2" office:value-type="float" office:value="0">
            <text:p text:style-name="P10">0</text:p>
          </table:table-cell>
          <table:table-cell table:style-name="Table2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10">Foe</text:p>
          </table:table-cell>
          <table:table-cell table:style-name="Table2.C3" office:value-type="string">
            <text:p text:style-name="P11">15<text:span text:style-name="T4">*</text:span></text:p>
          </table:table-cell>
          <table:table-cell table:style-name="Table2.C3" office:value-type="string">
            <text:p text:style-name="P10">15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E3" office:value-type="float" office:value="0">
            <text:p text:style-name="P10">0</text:p>
          </table:table-cell>
          <table:table-cell table:style-name="Table2.L5" office:value-type="string">
            <text:p text:style-name="P10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2</text:span></text:p>
      <text:p text:style-name="P5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 table:number-columns-repeated="3"/>
        <table:table-column table:style-name="Table8.H" table:number-columns-repeated="4"/>
        <table:table-column table:style-name="Table8.L"/>
        <table:table-row>
          <table:table-cell table:style-name="Table8.A1" office:value-type="string">
            <text:p text:style-name="P10">Starting Position</text:p>
          </table:table-cell>
          <table:table-cell table:style-name="Table8.A1" office:value-type="string">
            <text:p text:style-name="P11">Result</text:p>
          </table:table-cell>
          <table:table-cell table:style-name="Table8.A1" office:value-type="string">
            <text:p text:style-name="P10">Player</text:p>
          </table:table-cell>
          <table:table-cell table:style-name="Table8.A1" office:value-type="string">
            <text:p text:style-name="P11">Score</text:p>
          </table:table-cell>
          <table:table-cell table:style-name="Table8.A1" office:value-type="string">
            <text:p text:style-name="P10">K</text:p>
          </table:table-cell>
          <table:table-cell table:style-name="Table8.A1" office:value-type="string">
            <text:p text:style-name="P10">RK</text:p>
          </table:table-cell>
          <table:table-cell table:style-name="Table8.A1" office:value-type="string">
            <text:p text:style-name="P10">DU</text:p>
          </table:table-cell>
          <table:table-cell table:style-name="Table8.A1" office:value-type="string">
            <text:p text:style-name="P10">PTower</text:p>
          </table:table-cell>
          <table:table-cell table:style-name="Table8.A1" office:value-type="string">
            <text:p text:style-name="P10">STrap</text:p>
          </table:table-cell>
          <table:table-cell table:style-name="Table8.A1" office:value-type="string">
            <text:p text:style-name="P10">PTrap</text:p>
          </table:table-cell>
          <table:table-cell table:style-name="Table8.A1" office:value-type="string">
            <text:p text:style-name="P10">KS</text:p>
          </table:table-cell>
          <table:table-cell table:style-name="Table8.L1" office:value-type="string">
            <text:p text:style-name="P10">FB</text:p>
          </table:table-cell>
        </table:table-row>
        <table:table-row>
          <table:table-cell table:style-name="Table8.A1" table:number-rows-spanned="2" office:value-type="string">
            <text:p text:style-name="P10">ULC</text:p>
          </table:table-cell>
          <table:table-cell table:style-name="Table8.A1" table:number-rows-spanned="2" office:value-type="string">
            <text:p text:style-name="P11">D</text:p>
          </table:table-cell>
          <table:table-cell table:style-name="Table8.C2" office:value-type="string">
            <text:p text:style-name="P10">You</text:p>
          </table:table-cell>
          <table:table-cell table:style-name="Table8.D2" office:value-type="float" office:value="0">
            <text:p text:style-name="P11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10">Foe</text:p>
          </table:table-cell>
          <table:table-cell table:style-name="Table8.D3" office:value-type="float" office:value="0">
            <text:p text:style-name="P11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L3" office:value-type="float" office:value="0">
            <text:p text:style-name="P10">0</text:p>
          </table:table-cell>
        </table:table-row>
        <table:table-row>
          <table:table-cell table:style-name="Table8.A1" table:number-rows-spanned="2" office:value-type="string">
            <text:p text:style-name="P10">LRC</text:p>
          </table:table-cell>
          <table:table-cell table:style-name="Table8.A1" table:number-rows-spanned="2" office:value-type="string">
            <text:p text:style-name="P11">D</text:p>
          </table:table-cell>
          <table:table-cell table:style-name="Table8.C2" office:value-type="string">
            <text:p text:style-name="P10">You</text:p>
          </table:table-cell>
          <table:table-cell table:style-name="Table8.D2" office:value-type="float" office:value="0">
            <text:p text:style-name="P11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D2" office:value-type="float" office:value="0">
            <text:p text:style-name="P10">0</text:p>
          </table:table-cell>
          <table:table-cell table:style-name="Table8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8.C3" office:value-type="string">
            <text:p text:style-name="P10">Foe</text:p>
          </table:table-cell>
          <table:table-cell table:style-name="Table8.D3" office:value-type="float" office:value="0">
            <text:p text:style-name="P11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D3" office:value-type="float" office:value="0">
            <text:p text:style-name="P10">0</text:p>
          </table:table-cell>
          <table:table-cell table:style-name="Table8.L5" office:value-type="string">
            <text:p text:style-name="P10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3</text:span></text:p>
      <text:p text:style-name="P5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 table:number-columns-repeated="3"/>
        <table:table-column table:style-name="Table6.H" table:number-columns-repeated="4"/>
        <table:table-column table:style-name="Table6.L"/>
        <table:table-row>
          <table:table-cell table:style-name="Table6.A1" office:value-type="string">
            <text:p text:style-name="P10">Starting Position</text:p>
          </table:table-cell>
          <table:table-cell table:style-name="Table6.A1" office:value-type="string">
            <text:p text:style-name="P11">Result</text:p>
          </table:table-cell>
          <table:table-cell table:style-name="Table6.A1" office:value-type="string">
            <text:p text:style-name="P10">Player</text:p>
          </table:table-cell>
          <table:table-cell table:style-name="Table6.A1" office:value-type="string">
            <text:p text:style-name="P11">Score</text:p>
          </table:table-cell>
          <table:table-cell table:style-name="Table6.A1" office:value-type="string">
            <text:p text:style-name="P10">K</text:p>
          </table:table-cell>
          <table:table-cell table:style-name="Table6.A1" office:value-type="string">
            <text:p text:style-name="P10">RK</text:p>
          </table:table-cell>
          <table:table-cell table:style-name="Table6.A1" office:value-type="string">
            <text:p text:style-name="P10">DU</text:p>
          </table:table-cell>
          <table:table-cell table:style-name="Table6.A1" office:value-type="string">
            <text:p text:style-name="P10">PTower</text:p>
          </table:table-cell>
          <table:table-cell table:style-name="Table6.A1" office:value-type="string">
            <text:p text:style-name="P10">STrap</text:p>
          </table:table-cell>
          <table:table-cell table:style-name="Table6.A1" office:value-type="string">
            <text:p text:style-name="P10">PTrap</text:p>
          </table:table-cell>
          <table:table-cell table:style-name="Table6.A1" office:value-type="string">
            <text:p text:style-name="P10">KS</text:p>
          </table:table-cell>
          <table:table-cell table:style-name="Table6.L1" office:value-type="string">
            <text:p text:style-name="P10">FB</text:p>
          </table:table-cell>
        </table:table-row>
        <table:table-row>
          <table:table-cell table:style-name="Table6.A1" table:number-rows-spanned="2" office:value-type="string">
            <text:p text:style-name="P10">ULC</text:p>
          </table:table-cell>
          <table:table-cell table:style-name="Table6.A1" table:number-rows-spanned="2" office:value-type="string">
            <text:p text:style-name="P11">D</text:p>
          </table:table-cell>
          <table:table-cell table:style-name="Table6.C2" office:value-type="string">
            <text:p text:style-name="P10">You</text:p>
          </table:table-cell>
          <table:table-cell table:style-name="Table6.D2" office:value-type="float" office:value="0">
            <text:p text:style-name="P11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10">Foe</text:p>
          </table:table-cell>
          <table:table-cell table:style-name="Table6.D3" office:value-type="float" office:value="0">
            <text:p text:style-name="P11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L3" office:value-type="float" office:value="0">
            <text:p text:style-name="P10">0</text:p>
          </table:table-cell>
        </table:table-row>
        <table:table-row>
          <table:table-cell table:style-name="Table6.A1" table:number-rows-spanned="2" office:value-type="string">
            <text:p text:style-name="P10">LRC</text:p>
          </table:table-cell>
          <table:table-cell table:style-name="Table6.A1" table:number-rows-spanned="2" office:value-type="string">
            <text:p text:style-name="P11">D</text:p>
          </table:table-cell>
          <table:table-cell table:style-name="Table6.C2" office:value-type="string">
            <text:p text:style-name="P10">You</text:p>
          </table:table-cell>
          <table:table-cell table:style-name="Table6.D2" office:value-type="float" office:value="0">
            <text:p text:style-name="P11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D2" office:value-type="float" office:value="0">
            <text:p text:style-name="P10">0</text:p>
          </table:table-cell>
          <table:table-cell table:style-name="Table6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6.C3" office:value-type="string">
            <text:p text:style-name="P10">Foe</text:p>
          </table:table-cell>
          <table:table-cell table:style-name="Table6.D3" office:value-type="float" office:value="0">
            <text:p text:style-name="P11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D3" office:value-type="float" office:value="0">
            <text:p text:style-name="P10">0</text:p>
          </table:table-cell>
          <table:table-cell table:style-name="Table6.L5" office:value-type="string">
            <text:p text:style-name="P10">0</text:p>
          </table:table-cell>
        </table:table-row>
      </table:table>
      <text:p text:style-name="P5"/>
      <text:p text:style-name="P4"><text:span text:style-name="T3">Team</text:span> vlad.fatu<text:span text:style-name="T3"> vs Team </text:span><text:span text:style-name="T2">T4</text:span></text:p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3"/>
        <table:table-column table:style-name="Table5.H" table:number-columns-repeated="4"/>
        <table:table-column table:style-name="Table5.L"/>
        <table:table-row>
          <table:table-cell table:style-name="Table5.A1" office:value-type="string">
            <text:p text:style-name="P10">Starting Position</text:p>
          </table:table-cell>
          <table:table-cell table:style-name="Table5.A1" office:value-type="string">
            <text:p text:style-name="P11">Result</text:p>
          </table:table-cell>
          <table:table-cell table:style-name="Table5.A1" office:value-type="string">
            <text:p text:style-name="P10">Player</text:p>
          </table:table-cell>
          <table:table-cell table:style-name="Table5.A1" office:value-type="string">
            <text:p text:style-name="P11">Score</text:p>
          </table:table-cell>
          <table:table-cell table:style-name="Table5.A1" office:value-type="string">
            <text:p text:style-name="P10">K</text:p>
          </table:table-cell>
          <table:table-cell table:style-name="Table5.A1" office:value-type="string">
            <text:p text:style-name="P10">RK</text:p>
          </table:table-cell>
          <table:table-cell table:style-name="Table5.A1" office:value-type="string">
            <text:p text:style-name="P10">DU</text:p>
          </table:table-cell>
          <table:table-cell table:style-name="Table5.A1" office:value-type="string">
            <text:p text:style-name="P10">PTower</text:p>
          </table:table-cell>
          <table:table-cell table:style-name="Table5.A1" office:value-type="string">
            <text:p text:style-name="P10">STrap</text:p>
          </table:table-cell>
          <table:table-cell table:style-name="Table5.A1" office:value-type="string">
            <text:p text:style-name="P10">PTrap</text:p>
          </table:table-cell>
          <table:table-cell table:style-name="Table5.A1" office:value-type="string">
            <text:p text:style-name="P10">KS</text:p>
          </table:table-cell>
          <table:table-cell table:style-name="Table5.L1" office:value-type="string">
            <text:p text:style-name="P10">FB</text:p>
          </table:table-cell>
        </table:table-row>
        <table:table-row>
          <table:table-cell table:style-name="Table5.A1" table:number-rows-spanned="2" office:value-type="string">
            <text:p text:style-name="P10">ULC</text:p>
          </table:table-cell>
          <table:table-cell table:style-name="Table5.A1" table:number-rows-spanned="2" office:value-type="string">
            <text:p text:style-name="P11">D</text:p>
          </table:table-cell>
          <table:table-cell table:style-name="Table5.C2" office:value-type="string">
            <text:p text:style-name="P10">You</text:p>
          </table:table-cell>
          <table:table-cell table:style-name="Table5.D2" office:value-type="float" office:value="0">
            <text:p text:style-name="P11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10">Foe</text:p>
          </table:table-cell>
          <table:table-cell table:style-name="Table5.D3" office:value-type="float" office:value="0">
            <text:p text:style-name="P11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L3" office:value-type="float" office:value="0">
            <text:p text:style-name="P10">0</text:p>
          </table:table-cell>
        </table:table-row>
        <table:table-row>
          <table:table-cell table:style-name="Table5.A1" table:number-rows-spanned="2" office:value-type="string">
            <text:p text:style-name="P10">LRC</text:p>
          </table:table-cell>
          <table:table-cell table:style-name="Table5.A1" table:number-rows-spanned="2" office:value-type="string">
            <text:p text:style-name="P11">D</text:p>
          </table:table-cell>
          <table:table-cell table:style-name="Table5.C2" office:value-type="string">
            <text:p text:style-name="P10">You</text:p>
          </table:table-cell>
          <table:table-cell table:style-name="Table5.D2" office:value-type="float" office:value="0">
            <text:p text:style-name="P11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D2" office:value-type="float" office:value="0">
            <text:p text:style-name="P10">0</text:p>
          </table:table-cell>
          <table:table-cell table:style-name="Table5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5.C3" office:value-type="string">
            <text:p text:style-name="P10">Foe</text:p>
          </table:table-cell>
          <table:table-cell table:style-name="Table5.D3" office:value-type="float" office:value="0">
            <text:p text:style-name="P11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D3" office:value-type="float" office:value="0">
            <text:p text:style-name="P10">0</text:p>
          </table:table-cell>
          <table:table-cell table:style-name="Table5.L5" office:value-type="string">
            <text:p text:style-name="P10">0</text:p>
          </table:table-cell>
        </table:table-row>
      </table:table>
      <text:p text:style-name="P5"/>
      <text:p text:style-name="P7"/>
      <text:p text:style-name="P13"><text:span text:style-name="T3">Team</text:span> vlad.fatu<text:span text:style-name="T3"> vs Team </text:span><text:span text:style-name="T2">T6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H" table:number-columns-repeated="4"/>
        <table:table-column table:style-name="Table3.L"/>
        <table:table-row>
          <table:table-cell table:style-name="Table3.A1" office:value-type="string">
            <text:p text:style-name="P10">Starting Position</text:p>
          </table:table-cell>
          <table:table-cell table:style-name="Table3.A1" office:value-type="string">
            <text:p text:style-name="P11">Result</text:p>
          </table:table-cell>
          <table:table-cell table:style-name="Table3.A1" office:value-type="string">
            <text:p text:style-name="P10">Player</text:p>
          </table:table-cell>
          <table:table-cell table:style-name="Table3.A1" office:value-type="string">
            <text:p text:style-name="P11">Score</text:p>
          </table:table-cell>
          <table:table-cell table:style-name="Table3.A1" office:value-type="string">
            <text:p text:style-name="P10">K</text:p>
          </table:table-cell>
          <table:table-cell table:style-name="Table3.A1" office:value-type="string">
            <text:p text:style-name="P10">RK</text:p>
          </table:table-cell>
          <table:table-cell table:style-name="Table3.A1" office:value-type="string">
            <text:p text:style-name="P10">DU</text:p>
          </table:table-cell>
          <table:table-cell table:style-name="Table3.A1" office:value-type="string">
            <text:p text:style-name="P10">PTower</text:p>
          </table:table-cell>
          <table:table-cell table:style-name="Table3.A1" office:value-type="string">
            <text:p text:style-name="P10">STrap</text:p>
          </table:table-cell>
          <table:table-cell table:style-name="Table3.A1" office:value-type="string">
            <text:p text:style-name="P10">PTrap</text:p>
          </table:table-cell>
          <table:table-cell table:style-name="Table3.A1" office:value-type="string">
            <text:p text:style-name="P10">KS</text:p>
          </table:table-cell>
          <table:table-cell table:style-name="Table3.L1" office:value-type="string">
            <text:p text:style-name="P10">FB</text:p>
          </table:table-cell>
        </table:table-row>
        <table:table-row>
          <table:table-cell table:style-name="Table3.A1" table:number-rows-spanned="2" office:value-type="string">
            <text:p text:style-name="P10">ULC</text:p>
          </table:table-cell>
          <table:table-cell table:style-name="Table3.A1" table:number-rows-spanned="2" office:value-type="string">
            <text:p text:style-name="P11">D</text:p>
          </table:table-cell>
          <table:table-cell table:style-name="Table3.C2" office:value-type="string">
            <text:p text:style-name="P10">You</text:p>
          </table:table-cell>
          <table:table-cell table:style-name="Table3.D2" office:value-type="float" office:value="0">
            <text:p text:style-name="P11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10">Foe</text:p>
          </table:table-cell>
          <table:table-cell table:style-name="Table3.D3" office:value-type="float" office:value="0">
            <text:p text:style-name="P11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L3" office:value-type="float" office:value="0">
            <text:p text:style-name="P10">0</text:p>
          </table:table-cell>
        </table:table-row>
        <table:table-row>
          <table:table-cell table:style-name="Table3.A1" table:number-rows-spanned="2" office:value-type="string">
            <text:p text:style-name="P10">LRC</text:p>
          </table:table-cell>
          <table:table-cell table:style-name="Table3.A1" table:number-rows-spanned="2" office:value-type="string">
            <text:p text:style-name="P11">D</text:p>
          </table:table-cell>
          <table:table-cell table:style-name="Table3.C2" office:value-type="string">
            <text:p text:style-name="P10">You</text:p>
          </table:table-cell>
          <table:table-cell table:style-name="Table3.D2" office:value-type="float" office:value="0">
            <text:p text:style-name="P11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D2" office:value-type="float" office:value="0">
            <text:p text:style-name="P10">0</text:p>
          </table:table-cell>
          <table:table-cell table:style-name="Table3.L2" office:value-type="float" office:value="0">
            <text:p text:style-name="P10">0</text:p>
          </table:table-cell>
        </table:table-row>
        <table:table-row>
          <table:covered-table-cell/>
          <table:covered-table-cell/>
          <table:table-cell table:style-name="Table3.C3" office:value-type="string">
            <text:p text:style-name="P10">Foe</text:p>
          </table:table-cell>
          <table:table-cell table:style-name="Table3.D3" office:value-type="float" office:value="0">
            <text:p text:style-name="P11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D3" office:value-type="float" office:value="0">
            <text:p text:style-name="P10">0</text:p>
          </table:table-cell>
          <table:table-cell table:style-name="Table3.L5" office:value-type="string">
            <text:p text:style-name="P10">0</text:p>
          </table:table-cell>
        </table:table-row>
      </table:table>
      <text:p text:style-name="P5"/>
      <text:p text:style-name="P5"/>
      <text:p text:style-name="P8">* This result is not accurate do to a server side error which accounted for kills, even though the attacked unit was already dead in that rou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Sorici</meta:initial-creator>
    <meta:creation-date>2013-01-20T20:53:05</meta:creation-date>
    <dc:date>2013-01-21T00:12:27</dc:date>
    <dc:creator>Alex Sorici</dc:creator>
    <meta:editing-duration>PT00H16M13S</meta:editing-duration>
    <meta:editing-cycles>9</meta:editing-cycles>
    <meta:generator>OpenOffice.org/3.2$Linux OpenOffice.org_project/320m12$Build-9483</meta:generator>
    <meta:document-statistic meta:table-count="6" meta:image-count="0" meta:object-count="0" meta:page-count="3" meta:paragraph-count="354" meta:word-count="597" meta:character-count="2154"/>
  </office:meta>
</office:document-meta>
</file>